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5.28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479cm" fo:min-width="8.32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00" fo:font-family="LMMono10" style:font-pitch="fixed" fo:font-size="12pt" style:font-size-asian="12pt" style:font-size-complex="12pt"/>
    </style:style>
    <style:style style:name="T1" style:family="text">
      <style:text-properties fo:color="#000000" fo:font-family="LMMono10" style:font-pitch="fixed" fo:font-size="12pt" style:font-size-asian="12pt" style:font-size-complex="12pt"/>
    </style:style>
    <style:style style:name="T2" style:family="text">
      <style:text-properties fo:color="#0000ff" fo:font-family="LMMono10" style:font-pitch="fixed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ff" fo:font-family="LMMono10" style:font-pitch="fixed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ff" fo:font-family="LMMono10" style:font-pitch="fixed" fo:font-size="12pt" style:font-size-asian="12pt" style:font-size-complex="12pt"/>
    </style:style>
    <style:style style:name="T5" style:family="text">
      <style:text-properties fo:color="#0000ff" fo:font-family="LMMono10" style:font-pitch="fixed" fo:font-size="12pt" style:font-size-asian="12pt" style:font-size-complex="12pt"/>
    </style:style>
    <style:style style:name="T6" style:family="text">
      <style:text-properties fo:color="#000000" fo:font-family="LMMono10" style:font-pitch="fixed" fo:font-size="12pt" style:font-size-asian="12pt" style:font-size-complex="12pt"/>
    </style:style>
    <style:style style:name="T7" style:family="text">
      <style:text-properties fo:color="#000000" fo:font-family="LMMono10" style:font-pitch="fixed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0.34cm" svg:height="0.354cm" svg:x="19.755cm" svg:y="24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6.336cm" svg:height="0.85cm" svg:x="20.214cm" svg:y="24.55cm">
            <draw:text-box>
              <text:p text:style-name="P2"><text:span text:style-name="T1">→ </text:span><text:span text:style-name="T1">Exclusivo da versão CUDA</text:span></text:p>
            </draw:text-box>
          </draw:frame>
        </draw:g>
        <draw:frame draw:style-name="gr3" draw:text-style-name="P3" draw:layer="layout" svg:width="11.496cm" svg:height="19.529cm" svg:x="17.404cm" svg:y="5.521cm">
          <draw:text-box>
            <text:p text:style-name="P2"><text:span text:style-name="T1">int main(int argc, char **argv){</text:span></text:p>
            <text:p text:style-name="P2"><text:span text:style-name="T1"/></text:p>
            <text:p text:style-name="P2"><text:span text:style-name="T1">&lt;DECLARACAO_DAS_VARIAVEIS&gt;</text:span></text:p>
            <text:p text:style-name="P2"><text:span text:style-name="T1"/></text:p>
            <text:p text:style-name="P2"><text:span text:style-name="T1">&lt;ALOCA OS DADOS DE ENTRADA E SAIDA NO HOST&gt;</text:span></text:p>
            <text:p text:style-name="P2"><text:span text:style-name="T1"/></text:p>
            <text:p text:style-name="P2"><text:span text:style-name="T1">&lt;LE OS ARGUMENTOS E OS DADOS DE ENTRADA&gt;</text:span></text:p>
            <text:p text:style-name="P2"><text:span text:style-name="T1"/></text:p>
            <text:p text:style-name="P2"><text:span text:style-name="T2">&lt;CALCULA OS PARAMETROS DE EXECUCAO DO CUDA&gt;</text:span></text:p>
            <text:p text:style-name="P2"><text:span text:style-name="T1"/></text:p>
            <text:p text:style-name="P2"><text:span text:style-name="T3">//ALOCA OS DADOS DE ENTRADA E SAIDA NO DEVICE</text:span></text:p>
            <text:p text:style-name="P2"><text:span text:style-name="T4">cudaMalloc((void**)&amp;d_entrada, tam_por_ciclo);</text:span></text:p>
            <text:p text:style-name="P2"><text:span text:style-name="T4">cudaMalloc((void**)&amp;d_saida, tam_por_ciclo);</text:span></text:p>
            <text:p text:style-name="P2"><text:span text:style-name="T4"/></text:p>
            <text:p text:style-name="P2"><text:span text:style-name="T5">for (ciclo=0;ciclo&lt;total_ciclos;ciclo++){</text:span></text:p>
            <text:p text:style-name="P2"><text:span text:style-name="T5"><text:tab/></text:span><text:span text:style-name="T5"><text:tab/></text:span></text:p>
            <text:p text:style-name="P2"><text:span text:style-name="T5"><text:s text:c="4"/></text:span><text:span text:style-name="T5">pos_entrada=(ciclo*npos_por_ciclo)*NT;</text:span></text:p>
            <text:p text:style-name="P2"><text:span text:style-name="T5"><text:tab/></text:span><text:span text:style-name="T5"><text:tab/></text:span></text:p>
            <text:p text:style-name="P2"><text:span text:style-name="T5"><text:s text:c="4"/></text:span><text:span text:style-name="T5">cudaMemcpy(d_entrada,(h_entrada+pos_entrada),</text:span></text:p>
            <text:p text:style-name="P2"><text:span text:style-name="T5"><text:tab/></text:span><text:span text:style-name="T5">tam_por_ciclo, cudaMemcpyHostToDevice);</text:span></text:p>
            <text:p text:style-name="P2"><text:span text:style-name="T6"><text:tab/></text:span></text:p>
            <text:p text:style-name="P2"><text:span text:style-name="T7"><text:s text:c="4"/></text:span><text:span text:style-name="T7">nome_algoritmo</text:span><text:span text:style-name="T6"> </text:span><text:span text:style-name="T5">&lt;&lt;&lt; … &gt;&gt;&gt;</text:span><text:span text:style-name="T6"> ( … );</text:span></text:p>
            <text:p text:style-name="P2"><text:span text:style-name="T6"><text:tab/></text:span><text:span text:style-name="T6"><text:tab/></text:span><text:span text:style-name="T6"><text:tab/></text:span><text:span text:style-name="T6"><text:tab/></text:span></text:p>
            <text:p text:style-name="P2"><text:span text:style-name="T6"><text:s text:c="4"/></text:span><text:span text:style-name="T5">pos_saida=(ciclo*npos_por_ciclo)*NT;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/text:p>
            <text:p text:style-name="P2"><text:span text:style-name="T5"><text:s text:c="4"/></text:span><text:span text:style-name="T5">cudaMemcpy((h_saida+pos_saida),d_saida,</text:span></text:p>
            <text:p text:style-name="P2"><text:span text:style-name="T5"><text:s text:c="4"/></text:span><text:span text:style-name="T5"><text:tab/></text:span><text:span text:style-name="T5">tam_por_ciclo,cudaMemcpyDeviceToHost);</text:span></text:p>
            <text:p text:style-name="P2"><text:span text:style-name="T5">}</text:span></text:p>
            <text:p text:style-name="P2"><text:span text:style-name="T6"><text:tab/></text:span></text:p>
            <text:p text:style-name="P2"><text:span text:style-name="T6">salva_arq_saida(param, h_saida);</text:span></text:p>
            <text:p text:style-name="P2"><text:span text:style-name="T6">desaloca_variaveis();</text:span></text:p>
            <text:p text:style-name="P2"><text:span text:style-name="T6">return 0;</text:span><text:span text:style-name="T6"><text:tab/></text:span></text:p>
            <text:p text:style-name="P2"><text:span text:style-name="T6">}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Zanette</meta:initial-creator>
    <meta:creation-date>2012-06-06T15:17:29</meta:creation-date>
    <dc:date>2013-03-13T20:46:35</dc:date>
    <dc:creator>Bruno Zanette</dc:creator>
    <meta:editing-duration>PT2H26M49S</meta:editing-duration>
    <meta:editing-cycles>15</meta:editing-cycles>
    <meta:generator>LibreOffice/3.5$Linux_X86_64 LibreOffice_project/350m1$Build-2</meta:generator>
    <meta:document-statistic meta:object-count="4"/>
  </office:meta>
</office:document-meta>
</file>